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016e" officeooo:paragraph-rsid="001a016e"/>
    </style:style>
    <style:style style:name="T1" style:family="text">
      <style:text-properties officeooo:rsid="001a016e"/>
    </style:style>
    <style:style style:name="T2" style:family="text">
      <style:text-properties officeooo:rsid="001b26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US Embassy </text:p>
      <text:p text:style-name="Standard"/>
      <text:p text:style-name="Standard"/>
      <text:p text:style-name="Standard"><text:bookmark text:name="gmail-tip_1"/>Since the implementation of the <text:bookmark text:name="gmail-tip_2"/>project "Connecting Hearts <text:span text:style-name="T1">through</text:span> Code" we <text:bookmark text:name="gmail-tip_4"/>accomplished <text:bookmark text:name="gmail-tip_5"/>numerous <text:bookmark text:name="gmail-tip_6"/>goals that we <text:bookmark text:name="gmail-tip_7"/>deliberate to do to <text:bookmark text:name="gmail-tip_8"/>come out with <text:bookmark text:name="gmail-tip_9"/>a satisfying <text:bookmark text:name="gmail-tip_10"/>result <text:bookmark text:name="gmail-tip_11"/>until now.<text:line-break/><text:line-break/><text:bookmark text:name="gmail-tip_12"/>The first <text:bookmark text:name="gmail-tip_13"/>two months we <text:bookmark text:name="gmail-tip_14"/>had been <text:bookmark text:name="gmail-tip_15"/>targeted on <text:bookmark text:name="gmail-tip_16"/>developing the <text:bookmark text:name="gmail-tip_17"/>website for the <text:bookmark text:name="gmail-tip_18"/>project so we <text:bookmark text:name="gmail-tip_19"/>could <text:bookmark text:name="gmail-tip_20"/>promote our <text:bookmark text:name="gmail-tip_21"/>mission <text:bookmark text:name="gmail-tip_22"/>through it. We <text:bookmark text:name="gmail-tip_23"/>persevered <text:bookmark text:name="gmail-tip_24"/>promoting the <text:bookmark text:name="gmail-tip_25"/>project <text:bookmark text:name="gmail-tip_26"/>the following <text:bookmark text:name="gmail-tip_27"/>period <text:bookmark text:name="gmail-tip_28"/>and then opened a "<text:bookmark text:name="gmail-tip_29"/>call for <text:bookmark text:name="gmail-tip_30"/>application" <text:bookmark text:name="gmail-tip_31"/>where we <text:bookmark text:name="gmail-tip_32"/>have been so <text:bookmark text:name="gmail-tip_33"/>impressed <text:bookmark text:name="gmail-tip_34"/>by the <text:bookmark text:name="gmail-tip_35"/>number of the <text:bookmark text:name="gmail-tip_36"/>women that <text:bookmark text:name="gmail-tip_37"/>have been so excited to be <text:bookmark text:name="gmail-tip_38"/>part of code4mitrovica.<text:line-break/><text:line-break/>And <text:bookmark text:name="gmail-tip_39"/>also <text:bookmark text:name="gmail-tip_40"/>we would <text:bookmark text:name="gmail-tip_41"/>mention that we used <text:bookmark text:name="gmail-tip_42"/>a few <text:bookmark text:name="gmail-tip_43"/>money into the <text:bookmark text:name="gmail-tip_44"/>budget line of the Contractual <text:bookmark text:name="gmail-tip_45"/>prices <text:bookmark text:name="gmail-tip_46"/>quantity <text:bookmark text:name="gmail-tip_47"/>4 Accounting <text:bookmark text:name="gmail-tip_48"/>services to <text:bookmark text:name="gmail-tip_49"/>promote/<text:bookmark text:name="gmail-tip_50"/>boost the video of the <text:bookmark text:name="gmail-tip_51"/>project and <text:bookmark text:name="gmail-tip_52"/>also the <text:bookmark text:name="gmail-tip_53"/>application <text:bookmark text:name="gmail-tip_54"/>form so we used <text:bookmark text:name="gmail-tip_55"/>seventy-seven euro from 401.<text:bookmark text:name="gmail-tip_56"/>76 in <text:bookmark text:name="gmail-tip_57"/>total. <text:line-break/><text:line-break/>After the <text:bookmark text:name="gmail-tip_58"/><text:span text:style-name="T2">promoting period</text:span>, we <text:bookmark text:name="gmail-tip_59"/>additionally <text:bookmark text:name="gmail-tip_60"/>selected 10 <text:bookmark text:name="gmail-tip_61"/>girls from North Mitrovica (Serbian) and 10 <text:bookmark text:name="gmail-tip_62"/>women from South Mitrovica (Albanian) we <text:bookmark text:name="gmail-tip_63"/>have been so <text:bookmark text:name="gmail-tip_64"/>satisfied that <text:bookmark text:name="gmail-tip_65"/>there was a <text:bookmark text:name="gmail-tip_66"/>massive <text:bookmark text:name="gmail-tip_67"/>aim <text:bookmark text:name="gmail-tip_68"/>to apply for this <text:bookmark text:name="gmail-tip_69"/>assignment. <text:span text:style-name="T2">A</text:span>ll of the <text:span text:style-name="T2">selected women</text:span> <text:bookmark text:name="gmail-tip_71"/>confirmed the participation.<text:line-break/><text:line-break/>We <text:bookmark text:name="gmail-tip_72"/>also are informing you that <text:bookmark text:name="gmail-tip_73"/>besides the <text:bookmark text:name="gmail-tip_74"/>3 Albanian mentors we <text:bookmark text:name="gmail-tip_75"/>found out that we <text:bookmark text:name="gmail-tip_76"/>need <text:bookmark text:name="gmail-tip_77"/>also a translator Albanian-Serbian English-Serbian so the Serbian <text:bookmark text:name="gmail-tip_78"/>women <text:bookmark text:name="gmail-tip_79"/>would not <text:bookmark text:name="gmail-tip_80"/>feel uncomfortable <text:bookmark text:name="gmail-tip_81"/>all through the <text:bookmark text:name="gmail-tip_82"/>training. D<text:bookmark text:name="gmail-tip_83"/>ue to the fact, <text:bookmark text:name="gmail-tip_84"/>a lot of them <text:bookmark text:name="gmail-tip_85"/>could not <text:bookmark text:name="gmail-tip_86"/>communicate and <text:bookmark text:name="gmail-tip_87"/>understand the English language. B<text:bookmark text:name="gmail-tip_88"/>ut we <text:bookmark text:name="gmail-tip_89"/>did not plan that <text:bookmark text:name="gmail-tip_90"/>before so we <text:bookmark text:name="gmail-tip_91"/>don't have a <text:bookmark text:name="gmail-tip_93"/>planned <text:bookmark text:name="gmail-tip_92"/>budget for this.<text:line-break/><text:line-break/><text:bookmark text:name="gmail-tip_94"/>Consequently, we <text:bookmark text:name="gmail-tip_95"/>thought, using the <text:bookmark text:name="gmail-tip_96"/>money <text:bookmark text:name="gmail-tip_97"/>that will be left from the mentors budget and pay the translator. And of course, <text:bookmark text:name="gmail-tip_103"/>we are <text:bookmark text:name="gmail-tip_104"/>requesting your permission to <text:bookmark text:name="gmail-tip_105"/>continue with this <text:bookmark text:name="gmail-tip_106"/>plan.<text:line-break/><text:line-break/>The <text:bookmark text:name="gmail-tip_107"/>training <text:bookmark text:name="gmail-tip_108"/>is going to <text:bookmark text:name="gmail-tip_109"/>place in IBCM (<text:bookmark text:name="gmail-tip_110"/>international <text:bookmark text:name="gmail-tip_111"/>business <text:bookmark text:name="gmail-tip_112"/>college Mitrovica) Mitrovica North on weekends from 10:00 to <text:bookmark text:name="gmail-tip_113"/>16:00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4:41:44.726788979</meta:creation-date>
    <dc:date>2018-01-23T15:10:35.028773263</dc:date>
    <meta:editing-duration>PT28M49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2" meta:word-count="296" meta:character-count="1769" meta:non-whitespace-character-count="1467"/>
  </office:meta>
</office:document-meta>
</file>